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88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fv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file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age_rang</text:p>
          </table:table-cell>
          <table:table-cell office:value-type="string" calcext:value-type="string">
            <text:p>age_rang2</text:p>
          </table:table-cell>
          <table:table-cell office:value-type="string" calcext:value-type="string">
            <text:p>file_name_ex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SIC_00103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09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SIC_00314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74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SIC_0031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44.jpg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SIC_00341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136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ISIC_00315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08.jpg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ISIC_00333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47.jpg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ISIC_00261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97.jpg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ISIC_00331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191.jpg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ISIC_00263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380.jpg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ISIC_00339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92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SIC_00115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551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SIC_00125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520.jpg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ISIC_00159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929.jpg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ISIC_00304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432.jpg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SIC_00001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180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ISIC_00111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117.jpg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ISIC_00303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385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SIC_00309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933.jp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ISIC_00312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64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SIC_00298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858.jpg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ISIC_00286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699.jpg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ISIC_00329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05.jpg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ISIC_00277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730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IC_002668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686.jpg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ISIC_00002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223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IC_00342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79.jpg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ISIC_00273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2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SIC_00255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21.jpg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ISIC_00276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6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ISIC_00318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73.jpg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ISIC_00120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041.jpg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ISIC_00133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369.jpg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ISIC_00333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04.jpg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ISIC_001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702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SIC_00298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814.jpg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ISIC_00250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25.jpg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ISIC_00249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30.jpg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ISIC_00257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783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SIC_00305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504.jpg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ISIC_00108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871.jpg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ISIC_00110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060.jpg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ISIC_00310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022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SIC_00302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211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SIC_00296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646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SIC_00109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965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SIC_00257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708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SIC_00098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882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SIC_00263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352.jpg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ISIC_00277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1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SIC_00339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48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SIC_00283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371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SIC_0031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930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SIC_00100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020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SIC_00247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88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SIC_00102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64.jp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ISIC_00112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49.jpg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ISIC_00120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092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SIC_0015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291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SIC_00249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14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SIC_00301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54.jpg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ISIC_00144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430.jpg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ISIC_00310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082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ISIC_00002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266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ISIC_00145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592.jpg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ISIC_00286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635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SIC_00002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0206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SIC_00258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835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SIC_00107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lms/soles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744.jpg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ISIC_00148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811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SIC_00318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857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IC_00002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220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SIC_00121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03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SIC_003258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586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SIC_00339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93.jpg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ISIC_00325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24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IC_00100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07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IC_00248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95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SIC_00325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588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SIC_00256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04.jpg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ISIC_002618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86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SIC_00107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776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IC_0029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14.jpg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ISIC_00257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765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SIC_00300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12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SIC_00338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875.jpg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ISIC_00342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03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SIC_00311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37.jpg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ISIC_00285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559.jpg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ISIC_00315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21.jpg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ISIC_00262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26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IC_00134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433.jpg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ISIC_00311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27.jpg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ISIC_00105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564.jpg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SIC_00281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61.jpg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ISIC_00337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775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SIC_0000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20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SIC_00103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352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IC_00271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106.jpg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ISIC_00315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30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SIC_00312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51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ISIC_00252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219.jpg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ISIC_00308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80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ISIC_00247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39.jpg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ISIC_00248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09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SIC_0000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291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SIC_00336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19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ISIC_00286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691.jpg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ISIC_00102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280.jpg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ISIC_00312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44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ISIC_00256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75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SIC_00105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501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IC_00243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309.jpg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ISIC_0029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800.jpg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ISIC_00302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01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IC_00279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92.jpg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ISIC_00135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517.jpg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ISIC_00342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20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SIC_00244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467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SIC_00316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79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SIC_00099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9980.jpg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ISIC_00330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075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SIC_00265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13.jpg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ISIC_00289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902.jp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ISIC_00311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62.jpg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ISIC_00327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78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SIC_00125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501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IC_00101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120.jpg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ISIC_00320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89.jpg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ISIC_00273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364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SIC_00139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970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SIC_0027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65.jpg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ISIC_00300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16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SIC_00255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72.jpg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ISIC_00255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581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ISIC_00255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35.jpg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SIC_00123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379.jp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ISIC_00297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761.jpg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SIC_00292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273.jp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ISIC_00119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981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SIC_00000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035.jpg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ISIC_0026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414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SIC_00002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233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SIC_00273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363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ISIC_00310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072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SIC_00286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683.jpg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ISIC_00338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840.jpg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ISIC_00290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046.jp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ISIC_00121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83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SIC_00131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147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SIC_00121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15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SIC_00339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88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SIC_00254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57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SIC_00001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192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SIC_0033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32.jpg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SIC_00259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2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IC_00294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37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IC_00147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teral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762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SIC_00103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354.jpg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ISIC_00291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55.jpg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ISIC_00114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419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SIC_00302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253.jp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SIC_0028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910.jpg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SIC_00282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202.jpg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ISIC_00160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6028.jp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SIC_00120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059.jpg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ISIC_00112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12.jpg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ISIC_00144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432.jpg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ISIC_00132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235.jpg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ISIC_00319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939.jpg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ISIC_00285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581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SIC_00293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333.jpg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ISIC_00261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30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IC_00119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961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SIC_00112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22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SIC_00321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107.jpg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ISIC_00280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078.jpg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SIC_00334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421.jpg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ISIC_00104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474.jpg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ISIC_00280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028.jpg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ISIC_00137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758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SIC_00249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918.jpg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ISIC_0027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066.jpg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ISIC_00310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076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SIC_00279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963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IC_00257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766.jpg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ISIC_00153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347.jpg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ISIC_00243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36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ISIC_00262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15.jpg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ISIC_0010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600.jpg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ISIC_00342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4239.jpg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SIC_00309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941.jpg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ISIC_0025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65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IC_00160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6049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SIC_00259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16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SIC_00118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864.jpg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ISIC_00002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0284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ISIC_00120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031.jpg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ISIC_00275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569.jpg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ISIC_00119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992.jpg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ISIC_00340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4067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SIC_00144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490.jpg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ISIC_00122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217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SIC_00113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338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IC_00102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243.jpg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ISIC_00289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917.jpg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ISIC_00152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245.jp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SIC_00292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226.jpg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ISIC_00265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0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SIC_00126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670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SIC_00001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0198.jpg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ISIC_00249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74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SIC_00128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840.jpg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ISIC_00305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581.jpg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ISIC_00324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435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IC_00304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428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SIC_00120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061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SIC_00342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244.jpg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ISIC_00003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345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SIC_00280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081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SIC_00259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918.jpg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ISIC_00159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90.jpg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ISIC_00289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927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SIC_00256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652.jpg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SIC_00285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575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SIC_00293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38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SIC_00101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176.jpg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ISIC_00149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948.jpg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ISIC_00118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855.jpg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ISIC_00332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33.jpg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ISIC_00257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742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SIC_00280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061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SIC_0014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081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SIC_00264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437.jp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ISIC_0025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36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SIC_002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967.jpg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ISIC_00278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842.jp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ISIC_00308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46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SIC_00283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379.jpg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ISIC_00261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124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IC_00159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95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IC_00265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64.jpg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ISIC_00107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762.jpg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ISIC_00116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603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SIC_00283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341.jpg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ISIC_00312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79.jpg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ISIC_00275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537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SIC_00286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621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ISIC_00135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595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SIC_002968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86.jpg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ISIC_00343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304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SIC_00243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377.jpg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ISIC_00133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390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SIC_00245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535.jpg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ISIC_00000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11.jpg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ISIC_00267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742.jpg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ISIC_00271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113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SIC_00002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265.jpg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SIC_00302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56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SIC_0027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48.jpg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ISIC_00109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73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SIC_00258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50.jpg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SIC_00324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444.jpg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ISIC_00118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832.jpg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ISIC_00285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508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SIC_00308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20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SIC_00274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457.jpg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ISIC_00134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456.jpg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ISIC_00256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47.jpg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SIC_00340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061.jpg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ISIC_00245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528.jpg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ISIC_00159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61.jpg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ISIC_00323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393.jpg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IC_00251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123.jpg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ISIC_00332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36.jpg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ISIC_00116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663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SIC_00311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39.jpg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ISIC_00119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983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ISIC_00342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247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SIC_00314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483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SIC_00256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671.jp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ISIC_00342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90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SIC_00151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5139.jpg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ISIC_00248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28.jpg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SIC_00114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482.jpg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SIC_0024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793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ISIC_00246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16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SIC_00101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13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SIC_00299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905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SIC_00115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599.jpg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ISIC_00327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770.jpg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ISIC_00246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603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SIC_0010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409.jpg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ISIC_0010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74.jpg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ISIC_00106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661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IC_00265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517.jpg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ISIC_00303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366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IC_00253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328.jpg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ISIC_00294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78.jpg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ISIC_00152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5283.jp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ISIC_00317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787.jpg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ISIC_00308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861.jpg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ISIC_00333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71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SIC_00112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33.jpg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ISIC_00285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572.jpg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SIC_00318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65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SIC_00257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741.jpg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ISIC_00302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74.jpg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ISIC_00309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934.jpg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SIC_00323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321.jp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SIC_00318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06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SIC_00246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67.jpg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ISIC_00290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023.jp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ISIC_00332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97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SIC_00257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784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IC_00000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67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SIC_00262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72.jpg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ISIC_00251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19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IC_00123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339.jpg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ISIC_00303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398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SIC_00242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222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SIC_00135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579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SIC_00111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179.jpg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ISIC_00130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090.jpg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ISIC_00266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667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SIC_00108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818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IC_00277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77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ISIC_00102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32.jpg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SIC_00257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709.jpg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ISIC_00114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407.jpg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ISIC_00317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740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SIC_0010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412.jp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ISIC_00314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87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SIC_00103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27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SIC_00103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314.jpg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SIC_00117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794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SIC_00247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01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SIC_00284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56.jpg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ISIC_00274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472.jpg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ISIC_00293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377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SIC_00293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366.jpg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ISIC_00291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78.jp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ISIC_00277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89.jpg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ISIC_00322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67.jpg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SIC_00322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61.jpg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ISIC_00342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215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SIC_00328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82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SIC_00337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755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IC_00261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7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SIC_00000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065.jpg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ISIC_00145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522.jpg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ISIC_00279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970.jpg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ISIC_00284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54.jpg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ISIC_00332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07.jpg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ISIC_00321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67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SIC_00258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870.jpg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ISIC_00323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328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SIC_00273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18.jpg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ISIC_0025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75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ISIC_00246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81.jpg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ISIC_00343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310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SIC_00247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91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SIC_00279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99.jpg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ISIC_00272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201.jpg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SIC_00243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361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SIC_00130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089.jpg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ISIC_00334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403.jpg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SIC_00276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654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SIC_00314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61.jpg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ISIC_00319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934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SIC_00128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888.jpg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ISIC_00117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721.jpg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ISIC_00307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764.jp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SIC_00263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397.jpg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ISIC_00291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16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SIC_00333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324.jp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ISIC_00252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03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IC_00268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866.jpg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ISIC_00301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49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SIC_00106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649.jpg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ISIC_00123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320.jp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ISIC_00107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710.jpg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ISIC_0014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716.jp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ISIC_00297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774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SIC_00319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910.jpg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ISIC_00304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457.jpg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ISIC_00326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653.jpg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ISIC_00262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28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SIC_00247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727.jpg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SIC_00137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797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SIC_00334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463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SIC_00306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603.jpg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ISIC_00002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0210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SIC_00305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541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SIC_00315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34.jp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IC_00329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28.jpg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SIC_00132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287.jpg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ISIC_0030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79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SIC_00341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149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SIC_00104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403.jpg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ISIC_00257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760.jpg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ISIC_00273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07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ISIC_00289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946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ISIC_00293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348.jpg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ISIC_00099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9931.jpg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ISIC_00129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957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IC_00117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777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SIC_00271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116.jpg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SIC_00322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59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SIC_00154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481.jpg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ISIC_00293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37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SIC_00282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24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SIC_00133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385.jpg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ISIC_00318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04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IC_00148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805.jpg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ISIC_00110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026.jpg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ISIC_00098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892.jp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ISIC_00105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521.jpg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ISIC_00249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969.jpg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ISIC_00324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493.jpg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SIC_00329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915.jpg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ISIC_00000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41.jpg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SIC_00339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39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SIC_00107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760.jp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ISIC_0025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404.jpg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ISIC_00326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697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SIC_00128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856.jpg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ISIC_0012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281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ISIC_00271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181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SIC_00280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012.jpg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ISIC_00133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3346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SIC_00316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07.jpg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ISIC_00329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90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ISIC_00279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922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SIC_00245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541.jp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SIC_00276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655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SIC_00245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529.jpg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ISIC_00120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025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ISIC_00261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189.jpg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ISIC_00321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165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SIC_00297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738.jpg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ISIC_00113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395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SIC_00298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817.jpg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ISIC_00143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317.jpg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ISIC_00110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004.jpg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ISIC_00326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679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SIC_003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81.jpg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ISIC_00250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93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ISIC_00149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958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SIC_00288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895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SIC_00244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488.jpg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ISIC_00266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654.jp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SIC_00249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938.jpg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SIC_00313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336.jpg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ISIC_00112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201.jp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ISIC_00152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254.jp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ISIC_00100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047.jp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ISIC_00256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65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SIC_00301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157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SIC_00330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071.jpg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ISIC_00337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764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IC_00112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35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SIC_00118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871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SIC_00321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51.jpg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ISIC_00246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41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SIC_00315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98.jpg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SIC_00299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95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SIC_00255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33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SIC_00316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82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SIC_00000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14.jpg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ISIC_00333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50.jpg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ISIC_00252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288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SIC_00306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654.jpg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ISIC_00341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116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SIC_00243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356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SIC_00252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38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ISIC_00294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16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SIC_00294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33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IC_0026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408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SIC_00125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523.jp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ISIC_00341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187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IC_00297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705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SIC_00123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333.jpg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ISIC_00250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34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SIC_00272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277.jp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ISIC_00110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097.jpg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ISIC_00135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526.jp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SIC_00322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60.jpg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ISIC_00261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85.jpg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ISIC_00262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39.jpg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ISIC_0013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695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SIC_00311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41.jpg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SIC_0031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404.jpg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ISIC_00113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330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SIC_00264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462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SIC_00135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558.jpg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ISIC_00277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24.jpg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ISIC_00105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569.jpg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ISIC_00280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038.jpg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SIC_00307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742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IC_00304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470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SIC_00151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158.jpg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ISIC_002998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984.jpg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ISIC_00111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06.jpg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ISIC_00331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22.jpg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ISIC_00315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579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SIC_00268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888.jpg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ISIC_00260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023.jpg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SIC_00159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915.jpg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ISIC_00331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02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SIC_00286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667.jpg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ISIC_00275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501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SIC_00274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418.jpg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ISIC_00109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88.jpg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ISIC_00250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53.jpg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SIC_00334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434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SIC_00314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72.jpg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ISIC_00258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13.jpg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ISIC_00288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874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IC_00256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08.jpg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ISIC_00151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teral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10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SIC_00147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726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SIC_00259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908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SIC_00317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779.jpg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ISIC_0026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415.jpg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ISIC_00336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88.jpg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ISIC_00265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03.jpg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ISIC_00336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63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SIC_00128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804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SIC_0026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136.jpg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ISIC_00145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504.jpg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ISIC_00248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11.jp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ISIC_00109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963.jpg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SIC_00322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01.jpg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SIC_00099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33.jp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ISIC_00104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420.jp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ISIC_00317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72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IC_00325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593.jpg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ISIC_00322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243.jpg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ISIC_00099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74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SIC_00131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160.jpg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ISIC_00270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048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SIC_00104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461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SIC_00309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990.jpg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SIC_00249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960.jpg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ISIC_00258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881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SIC_00109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906.jpg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ISIC_00285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573.jpg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ISIC_003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00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SIC_00132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207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SIC_00265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15.jpg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ISIC_00251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90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ISIC_00301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98.jpg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ISIC_00319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914.jpg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ISIC_00314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492.jpg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SIC_00302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67.jp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ISIC_00145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583.jpg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ISIC_00327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75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SIC_00115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59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SIC_00312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213.jpg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ISIC_00303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367.jpg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ISIC_00306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63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IC_00277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748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SIC_00336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692.jpg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SIC_00330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062.jpg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SIC_00272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257.jp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ISIC_00320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82.jpg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ISIC_00115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508.jpg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ISIC_00323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36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SIC_00277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40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SIC_00254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498.jpg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ISIC_00159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44.jpg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ISIC_00284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29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IC_00257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769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SIC_00269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922.jpg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ISIC_00280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087.jpg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ISIC_00272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266.jpg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ISIC_00115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547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SIC_00257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734.jpg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ISIC_00282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203.jpg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ISIC_00273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21.jpg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ISIC_00127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772.jpg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ISIC_00247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76.jpg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ISIC_00253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347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IC_00250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14.jpg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ISIC_00300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032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SIC_00099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01.jpg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ISIC_00119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969.jpg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ISIC_00266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677.jpg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ISIC_00295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523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SIC_00333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40.jpg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ISIC_00115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558.jpg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ISIC_00335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510.jpg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ISIC_00320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34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SIC_00117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73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SIC_00327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728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SIC_00104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432.jpg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ISIC_00311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43.jpg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ISIC_00300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044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SIC_00252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40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SIC_00001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0173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ISIC_00111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33.jpg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ISIC_00138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837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SIC_00328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896.jpg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ISIC_00003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328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SIC_00113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335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SIC_00300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017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ISIC_00121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02.jpg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ISIC_00332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89.jp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ISIC_0011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402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SIC_00329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52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SIC_00281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51.jpg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SIC_00277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734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SIC_00127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lms/soles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789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SIC_00112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264.jpg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SIC_00112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52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SIC_00099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27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ISIC_00119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999.jpg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ISIC_00319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992.jp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ISIC_00310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064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ISIC_00125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513.jpg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ISIC_00295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581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SIC_00336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52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SIC_00306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615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SIC_0015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5204.jpg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ISIC_00139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998.jpg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ISIC_00130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3026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SIC_00311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134.jpg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ISIC_00308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29.jpg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ISIC_00338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826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SIC_00249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9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IC_0025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90.jpg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ISIC_00297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799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SIC_00000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05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ISIC_0016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6000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IC_0024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65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SIC_00251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08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IC_00150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034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IC_00338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862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SIC_00292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23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SIC_00123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342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SIC_00109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37.jpg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ISIC_00150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040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SIC_00258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47.jpg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ISIC_00323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341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SIC_00117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749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SIC_00334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472.jpg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ISIC_00290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047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ISIC_00339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28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IC_00312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38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SIC_00290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038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SIC_00317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752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ISIC_00330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035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SIC_00311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1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SIC_00300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069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SIC_00292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241.jp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ISIC_00320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1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SIC_0029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257.jpg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ISIC_00121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143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SIC_00109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945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ISIC_00300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98.jpg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SIC_00296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45.jpg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ISIC_00338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838.jp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ISIC_00342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48.jpg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ISIC_00249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50.jpg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SIC_00340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060.jpg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SIC_00283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351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SIC_00271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161.jpg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ISIC_00263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303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SIC_00243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307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SIC_00251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161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SIC_00308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63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SIC_00324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432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SIC_00100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035.jpg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ISIC_00245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514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ISIC_00105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531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SIC_00109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24.jpg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ISIC_00281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29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SIC_00159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36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SIC_00332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92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SIC_00120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089.jpg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ISIC_00298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833.jpg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ISIC_00286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605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SIC_00265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94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SIC_00100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071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ISIC_00099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79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SIC_00324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483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SIC_0025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64.jpg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ISIC_00271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112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SIC_00340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4005.jp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ISIC_00321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26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SIC_00322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27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IC_00248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855.jp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SIC_00106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635.jpg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ISIC_00120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070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SIC_00339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95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SIC_00316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04.jp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ISIC_00288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8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SIC_00105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542.jpg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ISIC_00113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383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SIC_00322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221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SIC_00262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52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SIC_00118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800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SIC_00315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5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SIC_00250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74.jpg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ISIC_00100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062.jpg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ISIC_00128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851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IC_00288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832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SIC_00127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768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SIC_00322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82.jpg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ISIC_00306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663.jpg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ISIC_00108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833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SIC_00263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354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SIC_00274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441.jpg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ISIC_00122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213.jpg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SIC_00260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010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SIC_00111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46.jpg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ISIC_00290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027.jpg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ISIC_00259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945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SIC_00108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852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SIC_00112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90.jpg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ISIC_00098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876.jpg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ISIC_00334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439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SIC_00119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916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ISIC_00270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079.jpg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ISIC_00112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266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SIC_00250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12.jpg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ISIC_00300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04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SIC_00264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428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SIC_00253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332.jpg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ISIC_00256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8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SIC_00294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85.jpg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ISIC_00118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891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SIC_00321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08.jpg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ISIC_00337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7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IC_00249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0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SIC_0012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735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ISIC_00285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500.jpg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ISIC_00125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526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SIC_00274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495.jpg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ISIC_00339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919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SIC_00285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592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SIC_00291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51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SIC_00112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83.jpg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SIC_00304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480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SIC_00310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021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SIC_00242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250.jpg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ISIC_00336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57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IC_00305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509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IC_00316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81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SIC_00107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788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SIC_00283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330.jpg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ISIC_00255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40.jpg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ISIC_00250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01.jpg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ISIC_0011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417.jpg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SIC_00258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860.jpg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ISIC_00108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823.jpg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ISIC_00318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85.jpg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ISIC_00276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673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SIC_0013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217.jpg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SIC_00103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362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ISIC_0011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664.jpg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ISIC_00283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302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SIC_00331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04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SIC_00331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97.jpg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ISIC_00321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81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SIC_00150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044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IC_0031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114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SIC_00106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628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ISIC_00002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229.jpg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ISIC_00102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214.jpg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ISIC_00321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55.jpg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ISIC_00307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725.jpg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ISIC_00282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239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SIC_00297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772.jpg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ISIC_00268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841.jpg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SIC_00101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150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SIC_00315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00.jpg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ISIC_00135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553.jpg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ISIC_00115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596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SIC_00244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466.jpg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ISIC_0013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000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SIC_00102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37.jpg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ISIC_00305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518.jpg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ISIC_00252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32.jpg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ISIC_00132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229.jpg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ISIC_00308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07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SIC_00112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206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SIC_00322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53.jpg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ISIC_00109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19.jpg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ISIC_00268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891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IC_00125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517.jpg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ISIC_00307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717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SIC_00301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32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SIC_00111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110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SIC_0027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280.jpg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ISIC_00146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658.jpg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ISIC_00274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489.jpg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ISIC_00278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94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SIC_00282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268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SIC_00150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lms/soles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035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SIC_00244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451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SIC_00285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553.jpg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ISIC_0010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87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SIC_00279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55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ISIC_00248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31.jpg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ISIC_00116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629.jp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SIC_00307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743.jpg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ISIC_00000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0031.jpg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SIC_00121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78.jpg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ISIC_00159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969.jpg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SIC_00301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53.jp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SIC_00263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355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SIC_00246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78.jpg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ISIC_00262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24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SIC_00317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747.jpg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ISIC_002828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284.jp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ISIC_00294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46.jpg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SIC_003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464.jpg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ISIC_00136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688.jpg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ISIC_00160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6012.jpg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SIC_00099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37.jpg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ISIC_0031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55.jpg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ISIC_00257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776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SIC_00325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12.jpg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ISIC_00002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227.jpg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ISIC_00102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25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SIC_00329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913.jpg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ISIC_00308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899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ISIC_00322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273.jp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ISIC_0010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61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SIC_00272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227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SIC_0028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585.jpg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ISIC_00330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091.jpg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ISIC_00133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393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ISIC_00331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08.jpg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ISIC_00115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529.jpg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ISIC_00308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19.jpg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ISIC_00113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375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SIC_00321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71.jpg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ISIC_00296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01.jpg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ISIC_00003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323.jpg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ISIC_00121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52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SIC_0025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713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IC_00286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682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SIC_00000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46.jpg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SIC_00251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86.jpg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ISIC_00302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98.jpg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ISIC_00303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304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SIC_00261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44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SIC_00336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21.jpg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ISIC_0000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261.jpg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ISIC_00323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392.jpg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ISIC_00324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462.jpg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ISIC_00298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865.jpg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ISIC_00342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26.jpg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ISIC_00250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80.jpg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ISIC_00121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09.jpg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SIC_0033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707.jpg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ISIC_00332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258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SIC_00289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924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SIC_00316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26.jpg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ISIC_00111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34.jpg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ISIC_00317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794.jpg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ISIC_0027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27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ISIC_00257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733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ISIC_00335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560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SIC_00106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651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SIC_00317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756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SIC_00267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701.jpg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ISIC_00281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37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SIC_00302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219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76" meta:object-count="0"/>
    <meta:generator>LibreOffice/6.0.7.3$Linux_X86_64 LibreOffice_project/00m0$Build-3</meta:generator>
  </office:meta>
</office:document-meta>
</file>